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agDecorator.remove( Object objec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gDecorator.AbstractBagDecorator( Bag b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gDecorator.get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gDecorator.getCoun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gDecorator.uniqu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gDecorator.AbstractBag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gDecorator.add( Object objec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